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6" style:family="paragraph" style:parent-style-name="Standard">
      <style:paragraph-properties fo:margin-top="0cm" fo:margin-bottom="0.076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37de1" officeooo:paragraph-rsid="00037de1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29e82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6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5">Tarek, Sören, Tobias, Theis, Garrit </text:p>
            <text:p text:style-name="P5"/>
            <text:p text:style-name="P5"/>
            <text:p text:style-name="P4">µC über Internet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6"><text:span text:style-name="T1"><text:s/>09:12</text:span><text:bookmark text:name="_GoBack"/><text:span text:style-name="T1"> Oldenburg (im BZTG)</text:span></text:p>
            <text:p text:style-name="P7"><text:s/></text:p>
            <text:p text:style-name="P7">Tarek, Tobias, Garrit, Theis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3">
          <table:table-cell table:style-name="Tabelle2.A1" office:value-type="string">
            <text:p text:style-name="P5">Ziel(e) der Sitzung? </text:p>
          </table:table-cell>
          <table:table-cell table:style-name="Tabelle2.A1" office:value-type="string">
            <text:p text:style-name="P4">Den Roboter energieeffizienter programmieren,</text:p>
            <text:p text:style-name="P4">an der Dokumentation arbeiten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2">
          <table:table-cell table:style-name="Tabelle2.A1" office:value-type="string">
            <text:p text:style-name="P5">1. Verlauf </text:p>
          </table:table-cell>
          <table:table-cell table:style-name="Tabelle2.A1" office:value-type="string">
            <text:p text:style-name="P4">Sammlung von Vorgängen, Ideen zur Programmierung <text:s/></text:p>
            <text:p text:style-name="P4"/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5">
          <table:table-cell table:style-name="Tabelle2.A1" office:value-type="string">
            <text:p text:style-name="P5">2. Ergebnisse </text:p>
          </table:table-cell>
          <table:table-cell table:style-name="Tabelle2.A1" office:value-type="string">
            <text:p text:style-name="P10">Fahrzeug wurde erweitert, Start der Dokumentation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6">
          <table:table-cell table:style-name="Tabelle2.A1" office:value-type="string">
            <text:p text:style-name="P5">3. Weiterarbeit </text:p>
          </table:table-cell>
          <table:table-cell table:style-name="Tabelle2.A1" office:value-type="string">
            <text:p text:style-name="P10">Dokumentation ausarbeiten, neue Fahrzeug teile integrieren <text:s/></text:p>
          </table:table-cell>
          <table:table-cell table:style-name="Tabelle2.A1" office:value-type="string">
            <text:p text:style-name="P5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7">03.02.2014</text:p>
          </table:table-cell>
          <table:table-cell table:style-name="Tabelle3.A1" office:value-type="string">
            <text:p text:style-name="P5">Tobias Beyer</text:p>
          </table:table-cell>
          <table:table-cell table:style-name="Tabelle3.A1" office:value-type="string">
            <text:p text:style-name="P5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5</meta:editing-cycles>
    <meta:creation-date>2014-01-27T08:27:00</meta:creation-date>
    <dc:date>2014-03-11T19:33:31.313782446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7" meta:word-count="68" meta:character-count="542" meta:non-whitespace-character-count="4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